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e3a4" officeooo:paragraph-rsid="0000e3a4"/>
    </style:style>
    <style:style style:name="P2" style:family="paragraph" style:parent-style-name="Standard">
      <style:text-properties officeooo:rsid="0001e3cf" officeooo:paragraph-rsid="0001e3cf"/>
    </style:style>
    <style:style style:name="P3" style:family="paragraph" style:parent-style-name="Standard">
      <style:text-properties officeooo:rsid="00063b12" officeooo:paragraph-rsid="00063b12"/>
    </style:style>
    <style:style style:name="P4" style:family="paragraph" style:parent-style-name="Standard">
      <style:text-properties officeooo:rsid="00090f77" officeooo:paragraph-rsid="00090f77"/>
    </style:style>
    <style:style style:name="P5" style:family="paragraph" style:parent-style-name="Standard">
      <style:text-properties officeooo:rsid="00063b12" officeooo:paragraph-rsid="00063b12"/>
    </style:style>
    <style:style style:name="P6" style:family="paragraph" style:parent-style-name="Standard">
      <style:text-properties officeooo:rsid="000a66db" officeooo:paragraph-rsid="000a66db"/>
    </style:style>
    <style:style style:name="P7" style:family="paragraph" style:parent-style-name="Standard">
      <style:text-properties officeooo:rsid="000ac2e2" officeooo:paragraph-rsid="000ac2e2"/>
    </style:style>
    <style:style style:name="P8" style:family="paragraph" style:parent-style-name="Standard">
      <style:text-properties officeooo:rsid="000c030f" officeooo:paragraph-rsid="000c030f"/>
    </style:style>
    <style:style style:name="P9" style:family="paragraph" style:parent-style-name="Standard">
      <style:text-properties officeooo:rsid="000d655d" officeooo:paragraph-rsid="000d655d"/>
    </style:style>
    <style:style style:name="P10" style:family="paragraph" style:parent-style-name="Standard">
      <style:text-properties officeooo:rsid="000e2952" officeooo:paragraph-rsid="000e2952"/>
    </style:style>
    <style:style style:name="P11" style:family="paragraph" style:parent-style-name="Standard">
      <style:text-properties officeooo:rsid="000f7ecb" officeooo:paragraph-rsid="000f7ecb"/>
    </style:style>
    <style:style style:name="P12" style:family="paragraph" style:parent-style-name="Standard">
      <style:text-properties officeooo:rsid="00111cf4" officeooo:paragraph-rsid="00111cf4"/>
    </style:style>
    <style:style style:name="P13" style:family="paragraph" style:parent-style-name="Standard">
      <style:text-properties officeooo:rsid="00121627" officeooo:paragraph-rsid="00121627"/>
    </style:style>
    <style:style style:name="P14" style:family="paragraph" style:parent-style-name="Standard">
      <style:text-properties officeooo:rsid="0013d673" officeooo:paragraph-rsid="0013d673"/>
    </style:style>
    <style:style style:name="P15" style:family="paragraph" style:parent-style-name="Standard">
      <style:text-properties officeooo:rsid="0015c9bb" officeooo:paragraph-rsid="0015c9bb"/>
    </style:style>
    <style:style style:name="P16" style:family="paragraph" style:parent-style-name="Standard">
      <style:text-properties officeooo:rsid="0016d6f5" officeooo:paragraph-rsid="0016d6f5"/>
    </style:style>
    <style:style style:name="P17" style:family="paragraph" style:parent-style-name="Standard">
      <style:text-properties officeooo:rsid="00177f24" officeooo:paragraph-rsid="0018608e"/>
    </style:style>
    <style:style style:name="P18" style:family="paragraph" style:parent-style-name="Standard">
      <style:text-properties officeooo:rsid="0018608e" officeooo:paragraph-rsid="0018608e"/>
    </style:style>
    <style:style style:name="P19" style:family="paragraph" style:parent-style-name="Standard">
      <style:text-properties officeooo:rsid="00198777" officeooo:paragraph-rsid="00198777"/>
    </style:style>
    <style:style style:name="T1" style:family="text">
      <style:text-properties officeooo:rsid="0001e3cf"/>
    </style:style>
    <style:style style:name="T2" style:family="text">
      <style:text-properties officeooo:rsid="000321c3"/>
    </style:style>
    <style:style style:name="T3" style:family="text">
      <style:text-properties officeooo:rsid="0003a145"/>
    </style:style>
    <style:style style:name="T4" style:family="text">
      <style:text-properties officeooo:rsid="000e2952"/>
    </style:style>
    <style:style style:name="T5" style:family="text">
      <style:text-properties officeooo:rsid="0013d673"/>
    </style:style>
    <style:style style:name="T6" style:family="text">
      <style:text-properties officeooo:rsid="0016d6f5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 text:c="9"/><text:span text:style-name="T2">Puppet trainingday2</text:span></text:p>
      <text:p text:style-name="P1">Any module;</text:p>
      <text:p text:style-name="P1">/lib/facter/jiocloud_role.erb</text:p>
      <text:p text:style-name="P1">for custom facts</text:p>
      <text:p text:style-name="P1"/>
      <text:p text:style-name="P1">patch: use interface and ipaddress</text:p>
      <text:p text:style-name="P1"/>
      <text:p text:style-name="P1">lib/puppet/parser</text:p>
      <text:p text:style-name="P1"/>
      <text:p text:style-name="P1">stdlib -modules</text:p>
      <text:p text:style-name="P1"/>
      <text:p text:style-name="P1"/>
      <text:p text:style-name="P1">/<text:span text:style-name="T1">etc/puppet/modules/ssh_keypair</text:span></text:p>
      <text:p text:style-name="P2">ssh_keypair{'foo':</text:p>
      <text:p text:style-name="P2"><text:s/>ensure =&gt; present</text:p>
      <text:p text:style-name="P2">}</text:p>
      <text:p text:style-name="P2"/>
      <text:p text:style-name="P2">Type:implemetation of interface</text:p>
      <text:p text:style-name="P2"/>
      <text:p text:style-name="P2">Providers: </text:p>
      <text:p text:style-name="P2"/>
      <text:p text:style-name="P1">puppet provider <text:span text:style-name="T1">and types</text:span>:</text:p>
      <text:p text:style-name="P2">lib/puppet/type/ssh_keypair.rb</text:p>
      <text:p text:style-name="P1">Puppet::type.newtype(:ssh_keypair) do</text:p>
      <text:p text:style-name="P1"/>
      <text:p text:style-name="P1"><text:s/>newparam(:name, :namevar =&gt; true) do</text:p>
      <text:p text:style-name="P1"><text:s text:c="11"/></text:p>
      <text:p text:style-name="P1">end</text:p>
      <text:p text:style-name="P1"/>
      <text:p text:style-name="P1">ensurable (nee<text:span text:style-name="T1">d </text:span>to have methods called</text:p>
      <text:p text:style-name="P1">end</text:p>
      <text:p text:style-name="P1"/>
      <text:p text:style-name="P2">lib/puppet/provider/ssh_keypair/default.rb</text:p>
      <text:p text:style-name="P2"/>
      <text:p text:style-name="P2">Puppet:::Type.type(:ssh_keypair).provide(</text:p>
      <text:p text:style-name="P2">:default,</text:p>
      <text:p text:style-name="P2">)do</text:p>
      <text:p text:style-name="P2"/>
      <text:p text:style-name="P2">def create</text:p>
      <text:p text:style-name="P2"><text:s/>end</text:p>
      <text:p text:style-name="P2">#def destroy</text:p>
      <text:p text:style-name="P2">def exists?</text:p>
      <text:p text:style-name="P2"><text:s text:c="2"/>File.exists?(resource[:name])</text:p>
      <text:p text:style-name="P2">#Return false</text:p>
      <text:p text:style-name="P2"><text:s/><text:span text:style-name="T3">getters and setters</text:span></text:p>
      <text:p text:style-name="P2">end</text:p>
      <text:p text:style-name="P2"/>
      <text:p text:style-name="P2"/>
      <text:p text:style-name="P2"/>
      <text:p text:style-name="P2">end</text:p>
      <text:p text:style-name="P2"/>
      <text:p text:style-name="P3"><text:soft-page-break/>Consul IO</text:p>
      <text:p text:style-name="P3"/>
      <text:p text:style-name="P3">openstack controllers</text:p>
      <text:p text:style-name="P3">consul controllers</text:p>
      <text:p text:style-name="P3">ceph </text:p>
      <text:p text:style-name="P3"/>
      <text:p text:style-name="P3">service availability part – shell file</text:p>
      <text:p text:style-name="P3"/>
      <text:p text:style-name="P4">orchestrate service restarts using consul – sessions</text:p>
      <text:p text:style-name="P4"><text:s/></text:p>
      <text:p text:style-name="P4">hey consul.. how to converge??</text:p>
      <text:p text:style-name="P3"/>
      <text:p text:style-name="P3"/>
      <text:p text:style-name="P6">Puppet day 3:</text:p>
      <text:p text:style-name="P6"/>
      <text:p text:style-name="P6">3 layers:</text:p>
      <text:p text:style-name="P6"/>
      <text:p text:style-name="P6"/>
      <text:p text:style-name="P7">jioCloud nova &lt;=&gt; Openstack nova</text:p>
      <text:p text:style-name="P7"/>
      <text:p text:style-name="P8">upgrades-&gt;key in consul</text:p>
      <text:p text:style-name="P8">validation</text:p>
      <text:p text:style-name="P8">tempest</text:p>
      <text:p text:style-name="P8"/>
      <text:p text:style-name="P9"/>
      <text:p text:style-name="P9"/>
      <text:p text:style-name="P9">why heat is not good (mentioning end ponts)</text:p>
      <text:p text:style-name="P9">python-jiocloud</text:p>
      <text:p text:style-name="P9">resource apply-&gt;</text:p>
      <text:p text:style-name="P9"><text:span text:style-name="T4">puppet-rjil -. /environments/</text:span>external.yaml, full,yaml</text:p>
      <text:p text:style-name="P9">basic file: rsource file –starting point</text:p>
      <text:p text:style-name="P9"><text:s text:c="10"/></text:p>
      <text:p text:style-name="P9">mapping file</text:p>
      <text:p text:style-name="P9">project tag</text:p>
      <text:p text:style-name="P9">1 machine → &lt;role&gt;&lt;number&gt;&lt;projecttag&gt;</text:p>
      <text:p text:style-name="P9"/>
      <text:p text:style-name="P9"/>
      <text:p text:style-name="P9">jorc – orchestrator for jiocloud</text:p>
      <text:p text:style-name="P9"/>
      <text:p text:style-name="P9">jorc <text:span text:style-name="T4">DSL understanding</text:span></text:p>
      <text:p text:style-name="P9"/>
      <text:p text:style-name="P10">jorc get_failures –hosts </text:p>
      <text:p text:style-name="P9"/>
      <text:p text:style-name="P9"/>
      <text:p text:style-name="P9"/>
      <text:p text:style-name="P10">userdata</text:p>
      <text:p text:style-name="P10"/>
      <text:p text:style-name="P10">authoritative single file that all builds use. ./build_serdata.sh → doing initial setup <text:s/></text:p>
      <text:p text:style-name="P10">goes to every single machineand applies on startup. </text:p>
      <text:p text:style-name="P10"/>
      <text:p text:style-name="P11">A variable override_repo in build_userdata.sh→ to test the changes going in to production</text:p>
      <text:p text:style-name="P10"/>
      <text:p text:style-name="P11"><text:soft-page-break/>Mostly facts are created to be used by puppet.</text:p>
      <text:p text:style-name="P11"/>
      <text:p text:style-name="P11">User dat a job is to booststarap. Maybe upgrade starts-&gt; kind of a cron job handed over by puppet.</text:p>
      <text:p text:style-name="P11">Some overlapping between cloud-init-output.log and syslog</text:p>
      <text:p text:style-name="P11"/>
      <text:p text:style-name="P11">retrying effects of puppet</text:p>
      <text:p text:style-name="P11"/>
      <text:p text:style-name="P11"/>
      <text:p text:style-name="P11"/>
      <text:p text:style-name="P11">maybe-upgrade.sh</text:p>
      <text:p text:style-name="P11"/>
      <text:p text:style-name="P11">A crontab-&gt; flow is in the slides.</text:p>
      <text:p text:style-name="P12">Jorc local_health → alll configurations even consul healthchecks for the service and validation checks.</text:p>
      <text:p text:style-name="P12">Puppet failed → jorc get_failures → </text:p>
      <text:p text:style-name="P11"/>
      <text:p text:style-name="P11"/>
      <text:p text:style-name="P11"/>
      <text:p text:style-name="P12">Puppetfile-.</text:p>
      <text:p text:style-name="P12">This determine how to pull in puppet content.</text:p>
      <text:p text:style-name="P12">Also gets turned in to a package that gets installed io other environments</text:p>
      <text:p text:style-name="P12"/>
      <text:p text:style-name="P12"/>
      <text:p text:style-name="P12">logic is in make_userdata.sh</text:p>
      <text:p text:style-name="P12"/>
      <text:p text:style-name="P12">Puppet-&gt;</text:p>
      <text:p text:style-name="P12"/>
      <text:p text:style-name="P13">service discovery is used for orchestration.</text:p>
      <text:p text:style-name="P13"><text:s text:c="2"/>→ dns_blocking <text:span text:style-name="T5">(wait till everything is ready) to b eremoved</text:span></text:p>
      <text:p text:style-name="P13"><text:s/>→ runtime</text:p>
      <text:p text:style-name="P11"/>
      <text:p text:style-name="P11"/>
      <text:p text:style-name="P14">code → compile → catalog -. apply</text:p>
      <text:p text:style-name="P14"/>
      <text:p text:style-name="P14">get signal during compile → consul : we need following things → fail a subgraph</text:p>
      <text:p text:style-name="P15">rjil/orchestration</text:p>
      <text:p text:style-name="P15"/>
      <text:p text:style-name="P15">Hiera:</text:p>
      <text:p text:style-name="P15">overriding all data </text:p>
      <text:p text:style-name="P15"/>
      <text:p text:style-name="P16">Build managemet system:</text:p>
      <text:p text:style-name="P11">repoconf/<text:span text:style-name="T6">default.xml</text:span></text:p>
      <text:p text:style-name="P16">conceptually identical to puppet file.</text:p>
      <text:p text:style-name="P16">What we are packaging → what version → where to installed</text:p>
      <text:p text:style-name="P16"/>
      <text:p text:style-name="P16"/>
      <text:p text:style-name="P16">autobuild/superseded-packages</text:p>
      <text:p text:style-name="P16"/>
      <text:p text:style-name="P16">buildscripts/override_packages.sh → used to create packages</text:p>
      <text:p text:style-name="P16">fork repoconf → update default.xml → and superseded-pa</text:p>
      <text:p text:style-name="P16"/>
      <text:p text:style-name="P16">jenkins job o rustedhalo <text:s/>pkg_test_buid-&gt; parameterized job → repoconf_repo_source , <text:soft-page-break/><text:span text:style-name="T7">source</text:span><text:span text:style-name="T8">branch. </text:span></text:p>
      <text:p text:style-name="P16"/>
      <text:p text:style-name="P16"/>
      <text:p text:style-name="P17"><text:span text:style-name="T8">build → artifactory → downloads it as local repository.</text:span></text:p>
      <text:p text:style-name="P17"><text:span text:style-name="T8">Job -2 → jenkins job will also update override_repo</text:span></text:p>
      <text:p text:style-name="P17"/>
      <text:p text:style-name="P18"><text:span text:style-name="T8">consul key-dump.</text:span></text:p>
      <text:p text:style-name="P18"/>
      <text:p text:style-name="P18"/>
      <text:p text:style-name="P18"><text:span text:style-name="T8">Tenet specific dev env:</text:span></text:p>
      <text:p text:style-name="P18"/>
      <text:p text:style-name="P18">what is a tenent?</text:p>
      <text:p text:style-name="P18"/>
      <text:p text:style-name="P18">environment/jio_staging_map.yaml → create your ow</text:p>
      <text:p text:style-name="P18">adding new node → adding an entry kind of related to undercloud. <text:s/>Productioncloud.yaml</text:p>
      <text:p text:style-name="P18"/>
      <text:p text:style-name="P18"/>
      <text:p text:style-name="P19">hiera-override file. </text:p>
      <text:p text:style-name="P19"/>
      <text:p text:style-name="P19"/>
      <text:p text:style-name="P19">Add new role-&gt; layout , custom_layout , site.pp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1T06:11:57.640480983</meta:creation-date>
    <dc:date>2015-07-02T16:02:27.978677504</dc:date>
    <meta:editing-duration>PT2H51M25S</meta:editing-duration>
    <meta:editing-cycles>6</meta:editing-cycles>
    <meta:generator>LibreOffice/4.2.7.2$Linux_x86 LibreOffice_project/420m0$Build-2</meta:generator>
    <meta:document-statistic meta:table-count="0" meta:image-count="0" meta:object-count="0" meta:page-count="4" meta:paragraph-count="102" meta:word-count="416" meta:character-count="3069" meta:non-whitespace-character-count="2697"/>
  </office:meta>
</office:document-meta>
</file>